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700000099080E21932CC8DF0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5cm" table:align="left" style:writing-mode="lr-tb"/>
    </style:style>
    <style:style style:name="Tabela1.A" style:family="table-column">
      <style:table-column-properties style:column-width="7.594cm"/>
    </style:style>
    <style:style style:name="Tabela1.B" style:family="table-column">
      <style:table-column-properties style:column-width="4.519cm"/>
    </style:style>
    <style:style style:name="Tabela1.C" style:family="table-column">
      <style:table-column-properties style:column-width="7.387cm"/>
    </style:style>
    <style:style style:name="Tabela1.A1" style:family="table-cell">
      <style:table-cell-properties style:vertical-align="middle" fo:padding="0.049cm" fo:border="0.05pt solid #000000" style:writing-mode="page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1.5" style:family="table-row">
      <style:table-row-properties style:min-row-height="0.402cm"/>
    </style:style>
    <style:style style:name="Tabela1.7" style:family="table-row">
      <style:table-row-properties style:min-row-height="2.062cm"/>
    </style:style>
    <style:style style:name="Tabela2" style:family="table">
      <style:table-properties style:width="19.606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3.917cm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49cm" fo:border="none" style:writing-mode="page"/>
    </style:style>
    <style:style style:name="Tabela2.B1" style:family="table-cell">
      <style:table-cell-properties fo:padding="0.049cm" fo:border-left="0.05pt solid #000000" fo:border-right="none" fo:border-top="none" fo:border-bottom="none" style:writing-mode="page"/>
    </style:style>
    <style:style style:name="Tabela3" style:family="table">
      <style:table-properties style:width="19.5cm" table:align="left" style:writing-mode="lr-tb"/>
    </style:style>
    <style:style style:name="Tabela3.A" style:family="table-column">
      <style:table-column-properties style:column-width="1.706cm"/>
    </style:style>
    <style:style style:name="Tabela3.B" style:family="table-column">
      <style:table-column-properties style:column-width="3.983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1.906cm"/>
    </style:style>
    <style:style style:name="Tabela3.A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ela3.B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3.A7" style:family="table-cell">
      <style:table-cell-properties style:vertical-align="middle" fo:padding="0.049cm" fo:border="none" style:writing-mode="page"/>
    </style:style>
    <style:style style:name="Tabela3.B7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ela7" style:family="table">
      <style:table-properties style:width="19.401cm" table:align="margins" style:writing-mode="lr-tb"/>
    </style:style>
    <style:style style:name="Tabela7.A" style:family="table-column">
      <style:table-column-properties style:column-width="3cm" style:rel-column-width="10135*"/>
    </style:style>
    <style:style style:name="Tabela7.B" style:family="table-column">
      <style:table-column-properties style:column-width="2.9cm" style:rel-column-width="9795*"/>
    </style:style>
    <style:style style:name="Tabela7.D" style:family="table-column">
      <style:table-column-properties style:column-width="10.601cm" style:rel-column-width="35810*"/>
    </style:style>
    <style:style style:name="Tabela7.1" style:family="table-row">
      <style:table-row-properties style:min-row-height="0.609cm"/>
    </style:style>
    <style:style style:name="Tabela7.A1" style:family="table-cell">
      <style:table-cell-properties fo:padding="0.049cm" fo:border="none" style:writing-mode="page"/>
    </style:style>
    <style:style style:name="Tabela7.B1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officeooo:paragraph-rsid="001cac9b"/>
    </style:style>
    <style:style style:name="P6" style:family="paragraph" style:parent-style-name="Standard">
      <style:text-properties style:font-name="Calibri1" fo:font-weight="bold" officeooo:paragraph-rsid="001cac9b" style:font-weight-asian="bold" style:font-weight-complex="bold"/>
    </style:style>
    <style:style style:name="P7" style:family="paragraph" style:parent-style-name="Standard">
      <style:text-properties officeooo:paragraph-rsid="0016a1fd"/>
    </style:style>
    <style:style style:name="P8" style:family="paragraph" style:parent-style-name="Standard">
      <style:text-properties officeooo:paragraph-rsid="002498cd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1" fo:font-size="10pt" fo:font-weight="bold" officeooo:rsid="001cac9b" officeooo:paragraph-rsid="001cac9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1" fo:font-size="10pt" fo:font-weight="bold" officeooo:rsid="001cac9b" officeooo:paragraph-rsid="002498c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1cac9b" officeooo:paragraph-rsid="001f6c6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16a1fd" officeooo:paragraph-rsid="0016a1f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16a1fd" officeooo:paragraph-rsid="002498c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222b01" officeooo:paragraph-rsid="00222b0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222b01" officeooo:paragraph-rsid="002498c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2101c2" officeooo:paragraph-rsid="001cac9b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 loext:contextual-spacing="false" fo:line-height="100%"/>
      <style:text-properties style:font-name="Calibri1" fo:font-size="11pt" fo:font-weight="bold" officeooo:rsid="0016a1fd" officeooo:paragraph-rsid="001bd93e" style:font-size-asian="9.60000038146973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6a1fd" officeooo:paragraph-rsid="0016a1f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6a1fd" officeooo:paragraph-rsid="001aaa5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6a1fd" officeooo:paragraph-rsid="001cac9b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c97ea" officeooo:paragraph-rsid="001c97ea" style:font-size-asian="12pt" style:font-weight-asian="bold" style:font-size-complex="12pt" style:font-weight-complex="bold"/>
    </style:style>
    <style:style style:name="P25" style:family="paragraph" style:parent-style-name="Text_20_body" style:master-page-name="Standard">
      <style:paragraph-properties style:page-number="auto"/>
      <style:text-properties fo:font-size="3pt" style:font-size-asian="2.59999990463257pt" style:font-size-complex="3pt"/>
    </style:style>
    <style:style style:name="P26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officeooo:rsid="0029d172" officeooo:paragraph-rsid="0029d172" style:font-size-asian="10pt" style:font-size-complex="10pt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officeooo:rsid="0029d172" officeooo:paragraph-rsid="0029d172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officeooo:rsid="002d8974" officeooo:paragraph-rsid="002d8974" style:font-size-asian="10pt" style:font-size-complex="10pt"/>
    </style:style>
    <style:style style:name="P29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officeooo:rsid="002e9ea0" officeooo:paragraph-rsid="002e9ea0" style:font-size-asian="10pt" style:font-size-complex="10pt"/>
    </style:style>
    <style:style style:name="P30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top="0cm" fo:margin-bottom="0cm" loext:contextual-spacing="false"/>
      <style:text-properties officeooo:paragraph-rsid="001cac9b"/>
    </style:style>
    <style:style style:name="T1" style:family="text">
      <style:text-properties fo:font-size="10pt" officeooo:rsid="00288393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2pt" style:font-weight-complex="bold"/>
    </style:style>
    <style:style style:name="T3" style:family="text">
      <style:text-properties fo:font-size="9pt" style:font-size-asian="9pt"/>
    </style:style>
    <style:style style:name="T4" style:family="text">
      <style:text-properties officeooo:rsid="0016a1fd"/>
    </style:style>
    <style:style style:name="T5" style:family="text">
      <style:text-properties officeooo:rsid="002498cd"/>
    </style:style>
    <style:style style:name="T6" style:family="text">
      <style:text-properties officeooo:rsid="0029d172"/>
    </style:style>
    <style:style style:name="T7" style:family="text">
      <style:text-properties officeooo:rsid="002bd152"/>
    </style:style>
    <style:style style:name="T8" style:family="text">
      <style:text-properties officeooo:rsid="002d8974"/>
    </style:style>
    <style:style style:name="T9" style:family="text">
      <style:text-properties officeooo:rsid="002fa193"/>
    </style:style>
    <style:style style:name="T10" style:family="text">
      <style:text-properties style:font-name="Calibri1" fo:font-size="10pt" fo:font-weight="bold" officeooo:rsid="001cac9b" style:font-size-asian="10pt" style:font-weight-asian="bold" style:font-size-complex="10pt" style:font-weight-complex="bold"/>
    </style:style>
    <style:style style:name="T11" style:family="text">
      <style:text-properties style:font-name="Calibri1" fo:font-size="10pt" fo:font-weight="bold" officeooo:rsid="002bd152" style:font-size-asian="10pt" style:font-weight-asian="bold" style:font-size-complex="10pt" style:font-weight-complex="bold"/>
    </style:style>
    <style:style style:name="T12" style:family="text">
      <style:text-properties officeooo:rsid="001cac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1">Ficha de Atendimento</text:p>
          </table:table-cell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12">Cliente: <text:span text:style-name="T6">Colégio Arena</text:span></text:p>
          </table:table-cell>
          <table:covered-table-cell/>
          <table:table-cell table:style-name="Tabela1.C2" office:value-type="string">
            <text:p text:style-name="P13"><text:span text:style-name="T5">Responsável</text:span>: <text:span text:style-name="T6">Fenomar / Gean</text:span></text:p>
          </table:table-cell>
        </table:table-row>
        <table:table-row>
          <table:table-cell table:style-name="Tabela1.A2" office:value-type="string">
            <text:p text:style-name="P16"><text:s/>Modelo das catracas: <text:span text:style-name="T6">TopData</text:span></text:p>
          </table:table-cell>
          <table:table-cell table:style-name="Tabela1.C2" table:number-columns-spanned="2" office:value-type="string">
            <text:p text:style-name="P17"><text:span text:style-name="T4">Desenvolvedor</text:span>: <text:span text:style-name="T6">Wenklesley Mendes Oliveira</text:span></text:p>
          </table:table-cell>
          <table:covered-table-cell/>
        </table:table-row>
        <table:table-row>
          <table:table-cell table:style-name="Tabela1.C2" table:number-columns-spanned="3" office:value-type="string">
            <text:p text:style-name="P24">Servidor</text:p>
          </table:table-cell>
          <table:covered-table-cell/>
          <table:covered-table-cell/>
        </table:table-row>
        <table:table-row table:style-name="Tabela1.5">
          <table:table-cell table:style-name="Tabela1.C2" table:number-columns-spanned="3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 table:style-name="Tabela2.1">
                <table:table-cell table:style-name="Tabela2.A1" office:value-type="string">
                  <text:p text:style-name="P10">IP: <text:span text:style-name="T6">172.16.0.4</text:span></text:p>
                </table:table-cell>
                <table:table-cell table:style-name="Tabela2.B1" office:value-type="string">
                  <text:p text:style-name="P10">Porta: <text:span text:style-name="T6">9511</text:span></text:p>
                </table:table-cell>
                <table:table-cell table:style-name="Tabela2.B1" office:value-type="string">
                  <text:p text:style-name="P10">Local: <text:span text:style-name="T6">CPD</text:span></text:p>
                </table:table-cell>
              </table:table-row>
            </table:table>
            <text:p text:style-name="P8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3">Descrição dos equipamentos</text:p>
          </table:table-cell>
          <table:covered-table-cell/>
          <table:covered-table-cell/>
        </table:table-row>
        <table:table-row table:style-name="Tabela1.7">
          <table:table-cell table:style-name="Tabela1.C2" table:number-columns-spanned="3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>
                <table:table-cell table:style-name="Tabela3.A1" office:value-type="string">
                  <text:p text:style-name="P18">Número</text:p>
                </table:table-cell>
                <table:table-cell table:style-name="Tabela3.B1" office:value-type="string">
                  <text:p text:style-name="P14">IP</text:p>
                </table:table-cell>
                <table:table-cell table:style-name="Tabela3.B1" office:value-type="string">
                  <text:p text:style-name="P11">Porta</text:p>
                </table:table-cell>
                <table:table-cell table:style-name="Tabela3.B1" office:value-type="string">
                  <text:p text:style-name="P15">Descrição</text:p>
                </table:table-cell>
              </table:table-row>
              <table:table-row>
                <table:table-cell table:style-name="Tabela3.A1" office:value-type="string">
                  <text:p text:style-name="P27">1</text:p>
                </table:table-cell>
                <table:table-cell table:style-name="Tabela3.B1" office:value-type="string">
                  <text:p text:style-name="P32">172.16.0.21</text:p>
                </table:table-cell>
                <table:table-cell table:style-name="Tabela3.B1" office:value-type="string">
                  <text:p text:style-name="P32">3570</text:p>
                </table:table-cell>
                <table:table-cell table:style-name="Tabela3.B1" office:value-type="string">
                  <text:p text:style-name="P31">Catraca 1</text:p>
                </table:table-cell>
              </table:table-row>
              <table:table-row>
                <table:table-cell table:style-name="Tabela3.A1" office:value-type="string">
                  <text:p text:style-name="P27">2</text:p>
                </table:table-cell>
                <table:table-cell table:style-name="Tabela3.B1" office:value-type="string">
                  <text:p text:style-name="P32">172.16.0.22</text:p>
                </table:table-cell>
                <table:table-cell table:style-name="Tabela3.B1" office:value-type="string">
                  <text:p text:style-name="P32">3570</text:p>
                </table:table-cell>
                <table:table-cell table:style-name="Tabela3.B1" office:value-type="string">
                  <text:p text:style-name="P31">Catraca 2</text:p>
                </table:table-cell>
              </table:table-row>
              <table:table-row>
                <table:table-cell table:style-name="Tabela3.A1" office:value-type="string">
                  <text:p text:style-name="P27">3</text:p>
                </table:table-cell>
                <table:table-cell table:style-name="Tabela3.B1" office:value-type="string">
                  <text:p text:style-name="P32">172.16.0.23</text:p>
                </table:table-cell>
                <table:table-cell table:style-name="Tabela3.B1" office:value-type="string">
                  <text:p text:style-name="P32">3570</text:p>
                </table:table-cell>
                <table:table-cell table:style-name="Tabela3.B1" office:value-type="string">
                  <text:p text:style-name="P31">Catraca 3</text:p>
                </table:table-cell>
              </table:table-row>
              <table:table-row>
                <table:table-cell table:style-name="Tabela3.A1" office:value-type="string">
                  <text:p text:style-name="P27">4</text:p>
                </table:table-cell>
                <table:table-cell table:style-name="Tabela3.B1" office:value-type="string">
                  <text:p text:style-name="P32">172.16.0.24</text:p>
                </table:table-cell>
                <table:table-cell table:style-name="Tabela3.B1" office:value-type="string">
                  <text:p text:style-name="P32">3570</text:p>
                </table:table-cell>
                <table:table-cell table:style-name="Tabela3.B1" office:value-type="string">
                  <text:p text:style-name="P31">Catraca 4</text:p>
                </table:table-cell>
              </table:table-row>
              <table:table-row>
                <table:table-cell table:style-name="Tabela3.A1" office:value-type="string">
                  <text:p text:style-name="P27">5</text:p>
                </table:table-cell>
                <table:table-cell table:style-name="Tabela3.B1" office:value-type="string">
                  <text:p text:style-name="P32">172.16.0.25</text:p>
                </table:table-cell>
                <table:table-cell table:style-name="Tabela3.B1" office:value-type="string">
                  <text:p text:style-name="P32">3570</text:p>
                </table:table-cell>
                <table:table-cell table:style-name="Tabela3.B1" office:value-type="string">
                  <text:p text:style-name="P31">Catraca 5</text:p>
                </table:table-cell>
              </table:table-row>
              <table:table-row>
                <table:table-cell table:style-name="Tabela3.A7" office:value-type="string">
                  <text:p text:style-name="P27">6</text:p>
                </table:table-cell>
                <table:table-cell table:style-name="Tabela3.B7" office:value-type="string">
                  <text:p text:style-name="P32">172.16.0.26</text:p>
                </table:table-cell>
                <table:table-cell table:style-name="Tabela3.B7" office:value-type="string">
                  <text:p text:style-name="P32">3570</text:p>
                </table:table-cell>
                <table:table-cell table:style-name="Tabela3.B7" office:value-type="string">
                  <text:p text:style-name="P31">Catraca 6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2">Resumo do Atendimento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<text:s/>Reinstalada nova versão desenvolvida de acordo necessidade do cliente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Reconfigurada as catracas do 1 ao 6 para novos dados da rede citado acima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><text:span text:style-name="T8">Configurar as regras de acesso conforme o pedido do cliente.</text:span> 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Reinstalando o serviço da catraca no servidor como novas dlls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Testando os seguintes cenários: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><text:span text:style-name="T8">Cenário 1: Perda de rede caso ocorra quando a rede voltar ficar disponível o serviço se encarregara de restabelecer conexão.</text:span>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Cenário 2: Casa houver falha de energia nas catracas quando voltar funcionar o serviço se encarregara de restabelecer conexão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Cenário 3 : Alunos Profissionais e professor sendo registrado no banco de dados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Cenário 4 : Notificação registro do aluno após seu registro sendo apresentado no App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8">Cenário 5 : Comunicação em todas catracas do 1 ao 5 estão se comunicando perfeitamente com serviço em tempo ágil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>Cenário 6: Sentido do giro e as demais configuração que feita pelo configurador sendo aplicadas em tempo de execução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>Cenário 7: Acesso pela biometria testado em todos dispositivos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>Cenário 8: <text:s/>Todas funcionalidades da Catraca está funcionando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>Todos cenários, testado e validado acompanhado pelo representante do cliente responsável pelo CPD Fenomar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>Serviço concluído no colégio fica a cargo do cliente registrar novamente todas biometrias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>A catraca 6 <text:span text:style-name="T9">está com</text:span> <text:span text:style-name="T9">problema</text:span> de rede onde a mesma <text:span text:style-name="T9">não está tendo</text:span> acesso via IP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9">Apos testar o serviço no Arena Enem e Vestibular viu a necessidade também fazer o serviço que foi feita no colegio restruturação da 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><text:s/>Devido lentidão e <text:span text:style-name="T9">comunicação</text:span> na rede onde o cliente assim tiver <text:span text:style-name="T9">concluído</text:span> irar reagendar novamente uma instalação e configuração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able:table table:name="Tabela7" table:style-name="Tabela7">
              <table:table-column table:style-name="Tabela7.A"/>
              <table:table-column table:style-name="Tabela7.B" table:number-columns-repeated="2"/>
              <table:table-column table:style-name="Tabela7.D"/>
              <table:table-row table:style-name="Tabela7.1">
                <table:table-cell table:style-name="Tabela7.A1" office:value-type="string">
                  <text:p text:style-name="P9">Data:<text:span text:style-name="T7">04/12/2020</text:span></text:p>
                </table:table-cell>
                <table:table-cell table:style-name="Tabela7.B1" office:value-type="string">
                  <text:p text:style-name="P9">Início: <text:span text:style-name="T7">9:15</text:span></text:p>
                </table:table-cell>
                <table:table-cell table:style-name="Tabela7.B1" office:value-type="string">
                  <text:p text:style-name="P33"><text:span text:style-name="T10">Término: </text:span><text:span text:style-name="T11">14:00</text:span></text:p>
                </table:table-cell>
                <table:table-cell table:style-name="Tabela7.B1" office:value-type="string">
                  <text:p text:style-name="P9">Ass.: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officeooo:rsid="00288393" style:font-size-asian="10pt" style:font-size-complex="10pt"/>
    </style:style>
    <style:style style:name="MT2" style:family="text">
      <style:text-properties fo:font-size="9pt" style:font-size-asian="9pt"/>
    </style:style>
    <style:style style:name="MT3" style:family="text">
      <style:text-properties fo:font-size="10pt" fo:font-weight="bold" style:font-size-asian="10pt" style:font-weight-asian="bold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6" text:anchor-type="as-char" svg:width="8.758cm" svg:height="1.004cm" draw:z-index="0"><draw:image xlink:href="Pictures/100000000000053700000099080E21932CC8DF05.png" xlink:type="simple" xlink:show="embed" xlink:actuate="onLoad" loext:mime-type="image/png"/></draw:frame><text:tab/><text:span text:style-name="MT1">Integração de Catraca</text:span></text:p>
        <text:p text:style-name="MP2"><text:tab/>Desenvolvimento</text:p>
      </style:header>
      <style:footer>
        <text:p text:style-name="MP3"/>
        <text:p text:style-name="MP4"><text:span text:style-name="MT2">Página</text:span><text:bookmark text:name="_GoBack"/><text:span text:style-name="MT2"> </text:span><text:span text:style-name="MT3"><text:page-number text:select-page="current">1</text:page-number></text:span><text:span text:style-name="MT2"><text:s/>de </text:span><text:span text:style-name="MT3"><text:page-count>1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erabyte</meta:initial-creator>
    <meta:editing-cycles>19</meta:editing-cycles>
    <meta:print-date>2016-10-25T17:02:00</meta:print-date>
    <meta:creation-date>2018-11-13T16:53:00</meta:creation-date>
    <dc:date>2020-12-04T13:49:39.632000000</dc:date>
    <dc:language>pt-BR</dc:language>
    <meta:editing-duration>PT4H13M9S</meta:editing-duration>
    <meta:generator>LibreOffice/6.3.4.2$Windows_X86_64 LibreOffice_project/60da17e045e08f1793c57c00ba83cdfce946d0aa</meta:generator>
    <meta:document-statistic meta:table-count="4" meta:image-count="1" meta:object-count="0" meta:page-count="1" meta:paragraph-count="64" meta:word-count="334" meta:character-count="2105" meta:non-whitespace-character-count="18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